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adornments="Regular"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17.59cm" style:rel-column-width="65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595cm" fo:margin-left="0cm" table:align="left"/>
    </style:style>
    <style:style style:name="Table4.A" style:family="table-column">
      <style:table-column-properties style:column-width="2.408cm"/>
    </style:style>
    <style:style style:name="Table4.B" style:family="table-column">
      <style:table-column-properties style:column-width="6.403cm"/>
    </style:style>
    <style:style style:name="Table4.C" style:family="table-column">
      <style:table-column-properties style:column-width="8.784cm"/>
    </style:style>
    <style:style style:name="Table4.A1" style:family="table-cell">
      <style:table-cell-properties fo:background-color="#dee7e5"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dee7e5"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17.59cm" style:page-number="auto" table:align="margins"/>
    </style:style>
    <style:style style:name="Table3.A" style:family="table-column">
      <style:table-column-properties style:column-width="17.59cm"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1" style:family="table-row">
      <style:table-row-properties fo:keep-together="always"/>
    </style:style>
    <style:style style:name="Table7.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1" style:family="table-row">
      <style:table-row-properties fo:keep-together="always"/>
    </style:style>
    <style:style style:name="Table8.A1" style:family="table-cell">
      <style:table-cell-properties fo:padding="0.097cm" fo:border="0.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ee6ef"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05pt solid #000000"/>
    </style:style>
    <style:style style:name="P1" style:family="paragraph" style:parent-style-name="Title">
      <style:text-properties fo:language="en" fo:country="AU"/>
    </style:style>
    <style:style style:name="P2" style:family="paragraph" style:parent-style-name="Standard">
      <style:text-properties officeooo:rsid="00228110" officeooo:paragraph-rsid="00228110"/>
    </style:style>
    <style:style style:name="P3" style:family="paragraph" style:parent-style-name="Standard">
      <style:text-properties officeooo:rsid="00260179" officeooo:paragraph-rsid="00260179"/>
    </style:style>
    <style:style style:name="P4" style:family="paragraph" style:parent-style-name="Text_20_body">
      <style:text-properties fo:language="en" fo:country="AU" officeooo:rsid="001d7bf5" officeooo:paragraph-rsid="001d7bf5"/>
    </style:style>
    <style:style style:name="P5" style:family="paragraph" style:parent-style-name="Text_20_body">
      <style:text-properties fo:language="en" fo:country="AU" officeooo:rsid="001f20a5" officeooo:paragraph-rsid="001f20a5"/>
    </style:style>
    <style:style style:name="P6" style:family="paragraph" style:parent-style-name="Text_20_body">
      <style:text-properties officeooo:rsid="001f20a5" officeooo:paragraph-rsid="001f20a5"/>
    </style:style>
    <style:style style:name="P7" style:family="paragraph" style:parent-style-name="Text_20_body">
      <style:text-properties officeooo:rsid="001fc116" officeooo:paragraph-rsid="001fc116"/>
    </style:style>
    <style:style style:name="P8" style:family="paragraph" style:parent-style-name="Text_20_body">
      <style:text-properties officeooo:rsid="0020fe41" officeooo:paragraph-rsid="0020fe41"/>
    </style:style>
    <style:style style:name="P9" style:family="paragraph" style:parent-style-name="Text_20_body">
      <style:text-properties officeooo:rsid="002366a6" officeooo:paragraph-rsid="002366a6"/>
    </style:style>
    <style:style style:name="P10" style:family="paragraph" style:parent-style-name="Text_20_body">
      <style:text-properties officeooo:rsid="0023cce2" officeooo:paragraph-rsid="0023cce2"/>
    </style:style>
    <style:style style:name="P11" style:family="paragraph" style:parent-style-name="Text_20_body">
      <style:text-properties officeooo:rsid="00251347" officeooo:paragraph-rsid="00251347"/>
    </style:style>
    <style:style style:name="P12" style:family="paragraph" style:parent-style-name="Text_20_body">
      <style:text-properties officeooo:rsid="00256a54" officeooo:paragraph-rsid="00256a54"/>
    </style:style>
    <style:style style:name="P13" style:family="paragraph" style:parent-style-name="Text_20_body">
      <style:text-properties officeooo:rsid="00260179" officeooo:paragraph-rsid="00260179"/>
    </style:style>
    <style:style style:name="P14" style:family="paragraph" style:parent-style-name="Text_20_body" style:master-page-name="">
      <style:paragraph-properties fo:text-align="justify" style:justify-single-word="false" style:page-number="auto" fo:keep-with-next="always"/>
      <style:text-properties officeooo:rsid="00260179" officeooo:paragraph-rsid="00260179"/>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ce2" officeooo:paragraph-rsid="0023cce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Code">
      <style:text-properties fo:font-weight="bold" style:font-weight-asian="bold" style:font-weight-complex="bold"/>
    </style:style>
    <style:style style:name="P17" style:family="paragraph" style:parent-style-name="Subtitle">
      <style:text-properties fo:language="en" fo:country="AU"/>
    </style:style>
    <style:style style:name="P18" style:family="paragraph" style:parent-style-name="Standard">
      <style:paragraph-properties fo:margin-left="0cm" fo:margin-right="0cm" fo:text-align="start" style:justify-single-word="false" fo:text-indent="0cm" style:auto-text-indent="false"/>
    </style:style>
    <style:style style:name="P19" style:family="paragraph" style:parent-style-name="Standard">
      <style:paragraph-properties fo:margin-left="0cm" fo:margin-right="0cm" fo:text-align="start" style:justify-single-word="false" fo:text-indent="0cm" style:auto-text-indent="false"/>
      <style:text-properties officeooo:paragraph-rsid="005a9d80"/>
    </style:style>
    <style:style style:name="P2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1"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22"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05866a6"/>
    </style:style>
    <style:style style:name="P23"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05a9d80"/>
    </style:style>
    <style:style style:name="P24" style:family="paragraph" style:parent-style-name="Text_20_body" style:list-style-name="L1">
      <style:text-properties fo:language="en" fo:country="AU" officeooo:rsid="001f20a5" officeooo:paragraph-rsid="001f20a5"/>
    </style:style>
    <style:style style:name="P25" style:family="paragraph" style:parent-style-name="Text_20_body">
      <style:text-properties fo:language="en" fo:country="AU" officeooo:rsid="001fc116" officeooo:paragraph-rsid="001fc116"/>
    </style:style>
    <style:style style:name="P26" style:family="paragraph" style:parent-style-name="Text_20_body" style:list-style-name="L2">
      <style:text-properties officeooo:rsid="001fc116" officeooo:paragraph-rsid="001fc116"/>
    </style:style>
    <style:style style:name="P27" style:family="paragraph" style:parent-style-name="Text_20_body">
      <style:text-properties officeooo:rsid="002958cf" officeooo:paragraph-rsid="002958cf"/>
    </style:style>
    <style:style style:name="P28" style:family="paragraph" style:parent-style-name="Text_20_body">
      <style:text-properties officeooo:rsid="0028759e" officeooo:paragraph-rsid="0028759e"/>
    </style:style>
    <style:style style:name="P29" style:family="paragraph" style:parent-style-name="Text_20_body">
      <style:text-properties officeooo:rsid="0029a2c7" officeooo:paragraph-rsid="0029a2c7"/>
    </style:style>
    <style:style style:name="P30" style:family="paragraph" style:parent-style-name="Text_20_body">
      <style:text-properties officeooo:rsid="002a16d6" officeooo:paragraph-rsid="002a16d6"/>
    </style:style>
    <style:style style:name="P31" style:family="paragraph" style:parent-style-name="Text_20_body">
      <style:text-properties officeooo:rsid="002a16d6" officeooo:paragraph-rsid="0047bfae"/>
    </style:style>
    <style:style style:name="P32" style:family="paragraph" style:parent-style-name="Text_20_body">
      <style:text-properties officeooo:rsid="002a16d6" officeooo:paragraph-rsid="0048567a"/>
    </style:style>
    <style:style style:name="P33" style:family="paragraph" style:parent-style-name="Text_20_body">
      <style:text-properties officeooo:rsid="0048567a" officeooo:paragraph-rsid="0048567a"/>
    </style:style>
    <style:style style:name="P34" style:family="paragraph" style:parent-style-name="Text_20_body">
      <style:text-properties officeooo:rsid="004e3fbc" officeooo:paragraph-rsid="004e3fbc"/>
    </style:style>
    <style:style style:name="P35" style:family="paragraph" style:parent-style-name="Heading_20_1">
      <style:text-properties fo:language="en" fo:country="AU"/>
    </style:style>
    <style:style style:name="P36" style:family="paragraph" style:parent-style-name="Heading_20_1">
      <style:text-properties officeooo:rsid="001fc116" officeooo:paragraph-rsid="001fc116"/>
    </style:style>
    <style:style style:name="P37" style:family="paragraph" style:parent-style-name="Table_20_Contents">
      <style:text-properties officeooo:rsid="004add44" officeooo:paragraph-rsid="004add44"/>
    </style:style>
    <style:style style:name="P38" style:family="paragraph" style:parent-style-name="Table_20_Contents">
      <style:text-properties officeooo:rsid="004cc53e" officeooo:paragraph-rsid="004cc53e"/>
    </style:style>
    <style:style style:name="P39" style:family="paragraph" style:parent-style-name="Code">
      <style:text-properties fo:font-weight="bold" style:font-weight-asian="bold" style:font-weight-complex="bold"/>
    </style:style>
    <style:style style:name="P40" style:family="paragraph" style:parent-style-name="Code">
      <style:text-properties fo:font-weight="bold" officeooo:paragraph-rsid="0047bfae" style:font-weight-asian="bold" style:font-weight-complex="bold"/>
    </style:style>
    <style:style style:name="P41" style:family="paragraph" style:parent-style-name="Code">
      <style:text-properties fo:font-weight="bold" officeooo:paragraph-rsid="0048567a" style:font-weight-asian="bold" style:font-weight-complex="bold"/>
    </style:style>
    <style:style style:name="P42" style:family="paragraph" style:parent-style-name="Code">
      <style:text-properties fo:font-weight="bold" officeooo:paragraph-rsid="00496baa" style:font-weight-asian="bold" style:font-weight-complex="bold"/>
    </style:style>
    <style:style style:name="P43" style:family="paragraph" style:parent-style-name="Code">
      <style:text-properties fo:font-weight="normal" officeooo:paragraph-rsid="002958cf" style:font-weight-asian="normal" style:font-weight-complex="normal"/>
    </style:style>
    <style:style style:name="P44" style:family="paragraph" style:parent-style-name="Code">
      <style:text-properties fo:font-weight="normal" officeooo:paragraph-rsid="0047bfae" style:font-weight-asian="normal" style:font-weight-complex="normal"/>
    </style:style>
    <style:style style:name="P45" style:family="paragraph" style:parent-style-name="Code">
      <style:text-properties officeooo:paragraph-rsid="002a16d6"/>
    </style:style>
    <style:style style:name="P46" style:family="paragraph" style:parent-style-name="Code">
      <style:text-properties officeooo:paragraph-rsid="0047bfae"/>
    </style:style>
    <style:style style:name="P47" style:family="paragraph" style:parent-style-name="Code">
      <style:text-properties officeooo:paragraph-rsid="0048567a"/>
    </style:style>
    <style:style style:name="P48" style:family="paragraph" style:parent-style-name="Code">
      <style:text-properties officeooo:paragraph-rsid="004e3fbc"/>
    </style:style>
    <style:style style:name="P49" style:family="paragraph" style:parent-style-name="Code">
      <style:text-properties officeooo:paragraph-rsid="004e72e8"/>
    </style:style>
    <style:style style:name="P50" style:family="paragraph" style:parent-style-name="Code">
      <style:text-properties officeooo:paragraph-rsid="0058ffc5"/>
    </style:style>
    <style:style style:name="T1" style:family="text">
      <style:text-properties officeooo:rsid="001f20a5"/>
    </style:style>
    <style:style style:name="T2" style:family="text">
      <style:text-properties officeooo:rsid="001fc116"/>
    </style:style>
    <style:style style:name="T3" style:family="text">
      <style:text-properties officeooo:rsid="0020fe41"/>
    </style:style>
    <style:style style:name="T4" style:family="text">
      <style:text-properties fo:color="#000000" style:font-name="Monospace" fo:font-size="10pt" style:font-size-asian="10pt"/>
    </style:style>
    <style:style style:name="T5" style:family="text">
      <style:text-properties officeooo:rsid="0023cce2"/>
    </style:style>
    <style:style style:name="T6" style:family="text">
      <style:text-properties fo:font-weight="bold" style:font-weight-asian="bold" style:font-weight-complex="bold"/>
    </style:style>
    <style:style style:name="T7" style:family="text">
      <style:text-properties fo:font-weight="bold" officeooo:rsid="00256a54" style:font-weight-asian="bold" style:font-weight-complex="bold"/>
    </style:style>
    <style:style style:name="T8" style:family="text">
      <style:text-properties fo:font-weight="bold" officeooo:rsid="0029a2c7" style:font-weight-asian="bold" style:font-weight-complex="bold"/>
    </style:style>
    <style:style style:name="T9" style:family="text">
      <style:text-properties fo:font-weight="bold" officeooo:rsid="0048567a" style:font-weight-asian="bold" style:font-weight-complex="bold"/>
    </style:style>
    <style:style style:name="T10" style:family="text">
      <style:text-properties fo:font-weight="bold" officeooo:rsid="004add44" style:font-weight-asian="bold" style:font-weight-complex="bold"/>
    </style:style>
    <style:style style:name="T11" style:family="text">
      <style:text-properties officeooo:rsid="00251347"/>
    </style:style>
    <style:style style:name="T12" style:family="text">
      <style:text-properties officeooo:rsid="00256a54"/>
    </style:style>
    <style:style style:name="T13" style:family="text">
      <style:text-properties officeooo:rsid="0028759e"/>
    </style:style>
    <style:style style:name="T14" style:family="text">
      <style:text-properties officeooo:rsid="002958cf"/>
    </style:style>
    <style:style style:name="T15" style:family="text">
      <style:text-properties fo:font-weight="normal" style:font-weight-asian="normal" style:font-weight-complex="normal"/>
    </style:style>
    <style:style style:name="T16" style:family="text">
      <style:text-properties fo:font-weight="normal" officeooo:rsid="004add44" style:font-weight-asian="normal" style:font-weight-complex="normal"/>
    </style:style>
    <style:style style:name="T17" style:family="text">
      <style:text-properties officeooo:rsid="0029a2c7"/>
    </style:style>
    <style:style style:name="T18" style:family="text">
      <style:text-properties officeooo:rsid="002a16d6"/>
    </style:style>
    <style:style style:name="T19" style:family="text">
      <style:text-properties officeooo:rsid="002bd21c"/>
    </style:style>
    <style:style style:name="T20" style:family="text">
      <style:text-properties officeooo:rsid="0047bfae"/>
    </style:style>
    <style:style style:name="T21" style:family="text">
      <style:text-properties officeooo:rsid="0048567a"/>
    </style:style>
    <style:style style:name="T22" style:family="text">
      <style:text-properties officeooo:rsid="004add44"/>
    </style:style>
    <style:style style:name="T23" style:family="text">
      <style:text-properties officeooo:rsid="004cc53e"/>
    </style:style>
    <style:style style:name="T24" style:family="text">
      <style:text-properties officeooo:rsid="004e3fbc"/>
    </style:style>
    <style:style style:name="T25" style:family="text">
      <style:text-properties officeooo:rsid="004e72e8"/>
    </style:style>
    <style:style style:name="T26" style:family="text">
      <style:text-properties officeooo:rsid="005679a2"/>
    </style:style>
    <style:style style:name="T27" style:family="text">
      <style:text-properties fo:color="#008080" style:font-name="Monospace" fo:font-size="10pt" style:font-size-asian="10pt"/>
    </style:style>
    <style:style style:name="T28" style:family="text">
      <style:text-properties fo:color="#3f7f7f" style:font-name="Monospace" fo:font-size="10pt" style:font-size-asian="10pt"/>
    </style:style>
    <style:style style:name="T29" style:family="text">
      <style:text-properties style:font-name="Monospace" fo:font-size="10pt" style:font-size-asian="10pt"/>
    </style:style>
    <style:style style:name="T30" style:family="text">
      <style:text-properties fo:color="#7f007f" style:font-name="Monospace" fo:font-size="10pt" style:font-size-asian="10pt"/>
    </style:style>
    <style:style style:name="T31" style:family="text">
      <style:text-properties fo:color="#2a00ff" style:font-name="Monospace" fo:font-size="10pt" fo:font-style="italic" style:font-size-asian="10pt" style:font-style-asian="italic"/>
    </style:style>
    <style:style style:name="T32" style:family="text">
      <style:text-properties officeooo:rsid="0058ffc5"/>
    </style:style>
    <style:style style:name="T33" style:family="text">
      <style:text-properties officeooo:rsid="005a9d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 Service in SPTK</text:p>
      <text:p text:style-name="P17">HowTo</text:p>
      <text:h text:style-name="P35" text:outline-level="1">Introduction</text:h>
      <text:p text:style-name="P4">Creating a Web Service in SPTK isn’t very difficult. I will try guiding you through the necessary steps. As a result, we will build a skeleton application <text:span text:style-name="T1">that is implementing a simple Web Service, but without any actual logic involved.</text:span></text:p>
      <text:p text:style-name="P5">The Web Service we’re going to create will be a state collector. It will implement only two methods:</text:p>
      <text:list xml:id="list887075040" text:style-name="L1">
        <text:list-item>
          <text:p text:style-name="P24">Accept state information from an external service. Each external service will only store a latest known state.</text:p>
        </text:list-item>
        <text:list-item>
          <text:p text:style-name="P24">Report all stored external service states.</text:p>
        </text:list-item>
      </text:list>
      <text:p text:style-name="P5">The functionality is very primitive, however the steps required to make this Web Service, are similar to any other SPTK based Web Service.</text:p>
      <text:p text:style-name="P25">The steps for creating the application on Linux and Windows are similar, unless it will be mentioned below <text:span text:style-name="T14">separately</text:span> for both O<text:span text:style-name="T14">S</text:span>es.</text:p>
      <text:h text:style-name="Heading_20_1" text:outline-level="1">Web Service Application</text:h>
      <text:p text:style-name="P7">The resulting application, log_collector, implements Web Service listening on port 80. It supports <text:span text:style-name="T33">both </text:span>HTTP <text:span text:style-name="T33">and HTTPS </text:span>connections. <text:span text:style-name="T33">It also supports full Web Service (SOAP) as well as REST service.</text:span></text:p>
      <text:h text:style-name="P36" text:outline-level="1">Steps <text:span text:style-name="T33">To Create Web Service Application</text:span></text:h>
      <text:h text:style-name="Heading_20_2" text:outline-level="2">Step 1. <text:span text:style-name="T2">Application skeleton</text:span></text:h>
      <text:p text:style-name="P7">Lets create a minimal application that links to SPTK. We start from creating a directory, log_collector, with <text:span text:style-name="T3">main C++ module of our program, log_collector.cpp, and </text:span>CMakeLists.txt file for CMake. </text:p>
      <text:p text:style-name="P7">If you don’t have CMake, please install it:</text:p>
      <text:list xml:id="list1637492868" text:style-name="L2">
        <text:list-item>
          <text:p text:style-name="P26">Linux: Simply use package manager of your Linux</text:p>
        </text:list-item>
        <text:list-item>
          <text:p text:style-name="P26">Windows: Download CMake from <text:a xlink:type="simple" xlink:href="https://cmake.org/download/" text:style-name="Internet_20_link" text:visited-style-name="Visited_20_Internet_20_Link">https://cmake.org/download/</text:a></text:p>
        </text:list-item>
      </text:list>
      <text:p text:style-name="P8">First, C++ module. We start from infamous Hello World program:</text:p>
      <table:table table:name="Table1" table:style-name="Table1">
        <table:table-column table:style-name="Table1.A"/>
        <text:soft-page-break/>
        <table:table-row>
          <table:table-cell table:style-name="Table1.A1" office:value-type="string">
            <text:p text:style-name="Code">#include &lt;iostream&gt;<text:line-break/><text:line-break/>using namespace std;<text:line-break/><text:line-break/>int main()<text:line-break/>{<text:line-break/> <text:s text:c="3"/>cout &lt;&lt; "Hello, World" &lt;&lt; endl;<text:line-break/> <text:s text:c="3"/>return 0;<text:line-break/>}</text:p>
          </table:table-cell>
        </table:table-row>
      </table:table>
      <text:p text:style-name="P8"/>
      <text:p text:style-name="P2">The initial CMakeLists.txt, also, is only including minimal required elements:</text:p>
      <table:table table:name="Table2" table:style-name="Table2">
        <table:table-column table:style-name="Table2.A"/>
        <table:table-row>
          <table:table-cell table:style-name="Table2.A1" office:value-type="string">
            <text:p text:style-name="Code">add_executable (log_collector log_collector.cpp)<text:line-break/>install (TARGETS log_collector RUNTIME DESTINATION bin LIBRARY DESTINATION lib)<text:line-break/>install (FILES log_collector.wsdl DESTINATION share/edulog/webapp)</text:p>
          </table:table-cell>
        </table:table-row>
      </table:table>
      <text:p text:style-name="P2"/>
      <text:h text:style-name="Heading_20_2" text:outline-level="2"><text:span text:style-name="T2">Step 2. Add </text:span>Web Service Definition <text:span text:style-name="T1">(WSDL)</text:span></text:h>
      <text:p text:style-name="P6">The WSDL file that defines Web Service can be created with various tools. I usually use Eclipse for Web Developers, that includes WDT (Web Design Tools).</text:p>
      <text:h text:style-name="Heading_20_3" text:outline-level="3">Step 2.1.</text:h>
      <text:p text:style-name="P6">Without going into details, I simply provide WSDL file, <text:span text:style-name="T2">log_collector.wsdl. This file defines two Web methods, SetState and GetState:</text:span></text:p>
      <table:table table:name="Table4" table:style-name="Table4">
        <table:table-column table:style-name="Table4.A"/>
        <table:table-column table:style-name="Table4.B"/>
        <table:table-column table:style-name="Table4.C"/>
        <table:table-row>
          <table:table-cell table:style-name="Table4.A1" office:value-type="string">
            <text:p text:style-name="P15">Method</text:p>
          </table:table-cell>
          <table:table-cell table:style-name="Table4.A1" office:value-type="string">
            <text:p text:style-name="P15">Functionality</text:p>
          </table:table-cell>
          <table:table-cell table:style-name="Table4.C1" office:value-type="string">
            <text:p text:style-name="P15">Response</text:p>
          </table:table-cell>
        </table:table-row>
        <table:table-row>
          <table:table-cell table:style-name="Table4.A2" office:value-type="string">
            <text:p text:style-name="P15">SetState</text:p>
          </table:table-cell>
          <table:table-cell table:style-name="Table4.A2" office:value-type="string">
            <text:p text:style-name="P15">Store the state of single service</text:p>
          </table:table-cell>
          <table:table-cell table:style-name="Table4.C2" office:value-type="string">
            <text:p text:style-name="P15">Result (success (true/false) and error description</text:p>
          </table:table-cell>
        </table:table-row>
        <table:table-row>
          <table:table-cell table:style-name="Table4.A2" office:value-type="string">
            <text:p text:style-name="P15">GetState</text:p>
          </table:table-cell>
          <table:table-cell table:style-name="Table4.A2" office:value-type="string">
            <text:p text:style-name="P15">Get all stored states of services</text:p>
          </table:table-cell>
          <table:table-cell table:style-name="Table4.C2" office:value-type="string">
            <text:p text:style-name="P15">Result (success (true/false) and error description, and list of stored states.</text:p>
          </table:table-cell>
        </table:table-row>
      </table:table>
      <text:p text:style-name="P6"/>
      <text:p text:style-name="P9">The file should be copied into our project directory.</text:p>
      <table:table table:name="Table3" table:style-name="Table3">
        <table:table-column table:style-name="Table3.A"/>
        <table:table-row>
          <table:table-cell table:style-name="Table3.A1" office:value-type="string">
            <text:p text:style-name="P21"><text:span text:style-name="T27">&lt;?</text:span><text:span text:style-name="T28">xml</text:span><text:span text:style-name="T29"> </text:span><text:span text:style-name="T30">version</text:span><text:span text:style-name="T4">=</text:span><text:span text:style-name="T31">"1.0"</text:span><text:span text:style-name="T29"> </text:span><text:span text:style-name="T30">encoding</text:span><text:span text:style-name="T4">=</text:span><text:span text:style-name="T31">"UTF-8"</text:span><text:span text:style-name="T29"> </text:span><text:span text:style-name="T30">standalone</text:span><text:span text:style-name="T4">=</text:span><text:span text:style-name="T31">"no"</text:span><text:span text:style-name="T27">?&gt;</text:span></text:p>
            <text:p text:style-name="P18"><text:span text:style-name="T27">&lt;</text:span><text:span text:style-name="T28">wsdl:definitions</text:span><text:span text:style-name="T29"> </text:span><text:span text:style-name="T30">xmlns:soap</text:span><text:span text:style-name="T4">=</text:span><text:span text:style-name="T31">"http://schemas.xmlsoap.org/wsdl/soap/"</text:span><text:span text:style-name="T29"> </text:span><text:span text:style-name="T30">xmlns:tns</text:span><text:span text:style-name="T4">=</text:span><text:span text:style-name="T31">"http://www.protis-demo.com/log_collector/"</text:span><text:span text:style-name="T29"> </text:span><text:span text:style-name="T30">xmlns:wsdl</text:span><text:span text:style-name="T4">=</text:span><text:span text:style-name="T31">"http://schemas.xmlsoap.org/wsdl/"</text:span><text:span text:style-name="T29"> </text:span><text:span text:style-name="T30">xmlns:xsd</text:span><text:span text:style-name="T4">=</text:span><text:span text:style-name="T31">"http://www.w3.org/2001/XMLSchema"</text:span><text:span text:style-name="T29"> </text:span><text:span text:style-name="T30">name</text:span><text:span text:style-name="T4">=</text:span><text:span text:style-name="T31">"log_collector"</text:span><text:span text:style-name="T29"> </text:span><text:span text:style-name="T30">targetNamespace</text:span><text:span text:style-name="T4">=</text:span><text:span text:style-name="T31">"http://www.protis-demo.com/log_collector/"</text:span><text:span text:style-name="T27">&gt;</text:span></text:p>
            <text:p text:style-name="P18"><text:span text:style-name="T4"><text:s text:c="2"/></text:span><text:span text:style-name="T27">&lt;</text:span><text:span text:style-name="T28">wsdl:types</text:span><text:span text:style-name="T27">&gt;</text:span></text:p>
            <text:p text:style-name="P18"><text:span text:style-name="T4"><text:s text:c="4"/></text:span><text:span text:style-name="T27">&lt;</text:span><text:span text:style-name="T28">xsd:schema</text:span><text:span text:style-name="T29"> </text:span><text:span text:style-name="T30">targetNamespace</text:span><text:span text:style-name="T4">=</text:span><text:span text:style-name="T31">"http://www.protis-demo.com/log_collector/"</text:span><text:span text:style-name="T27">&gt;</text:span></text:p>
            <text:p text:style-name="P18"><text:span text:style-name="T4"><text:s text:c="6"/></text:span><text:span text:style-name="T27">&lt;</text:span><text:span text:style-name="T28">xsd:element</text:span><text:span text:style-name="T29"> </text:span><text:span text:style-name="T30">name</text:span><text:span text:style-name="T4">=</text:span><text:span text:style-name="T31">"SetState"</text:span><text:span text:style-name="T27">&gt;</text:span></text:p>
            <text:p text:style-name="P18"><text:span text:style-name="T4"><text:s text:c="8"/></text:span><text:span text:style-name="T27">&lt;</text:span><text:span text:style-name="T28">xsd:complexType</text:span><text:span text:style-name="T27">&gt;</text:span></text:p>
            <text:p text:style-name="P18"><text:span text:style-name="T4"><text:s text:c="10"/></text:span><text:span text:style-name="T27">&lt;</text:span><text:span text:style-name="T28">xsd:sequence</text:span><text:span text:style-name="T27">&gt;</text:span></text:p>
            <text:p text:style-name="P18"><text:span text:style-name="T4"><text:s text:c="10"/><text:tab/></text:span><text:span text:style-name="T27">&lt;</text:span><text:span text:style-name="T28">xsd:element</text:span><text:span text:style-name="T29"> </text:span><text:span text:style-name="T30">name</text:span><text:span text:style-name="T4">=</text:span><text:span text:style-name="T31">"state"</text:span><text:span text:style-name="T29"> </text:span><text:span text:style-name="T30">type</text:span><text:span text:style-name="T4">=</text:span><text:span text:style-name="T31">"tns:StateType"</text:span><text:span text:style-name="T29"> </text:span><text:span text:style-name="T27">/&gt;</text:span></text:p>
            <text:p text:style-name="P18"><text:span text:style-name="T4"><text:s text:c="10"/></text:span><text:span text:style-name="T27">&lt;/</text:span><text:span text:style-name="T28">xsd:sequence</text:span><text:span text:style-name="T27">&gt;</text:span></text:p>
            <text:p text:style-name="P18"><text:soft-page-break/><text:span text:style-name="T4"><text:s text:c="8"/></text:span><text:span text:style-name="T27">&lt;/</text:span><text:span text:style-name="T28">xsd:complexType</text:span><text:span text:style-name="T27">&gt;</text:span></text:p>
            <text:p text:style-name="P18"><text:span text:style-name="T4"><text:s text:c="6"/></text:span><text:span text:style-name="T27">&lt;/</text:span><text:span text:style-name="T28">xsd:element</text:span><text:span text:style-name="T27">&gt;</text:span></text:p>
            <text:p text:style-name="P18"><text:span text:style-name="T4"><text:s text:c="6"/></text:span><text:span text:style-name="T27">&lt;</text:span><text:span text:style-name="T28">xsd:element</text:span><text:span text:style-name="T29"> </text:span><text:span text:style-name="T30">name</text:span><text:span text:style-name="T4">=</text:span><text:span text:style-name="T31">"SetStateResponse"</text:span><text:span text:style-name="T27">&gt;</text:span></text:p>
            <text:p text:style-name="P18"><text:span text:style-name="T4"><text:s text:c="8"/></text:span><text:span text:style-name="T27">&lt;</text:span><text:span text:style-name="T28">xsd:complexType</text:span><text:span text:style-name="T27">&gt;</text:span></text:p>
            <text:p text:style-name="P18"><text:span text:style-name="T4"><text:s text:c="10"/></text:span><text:span text:style-name="T27">&lt;</text:span><text:span text:style-name="T28">xsd:sequence</text:span><text:span text:style-name="T27">&gt;</text:span></text:p>
            <text:p text:style-name="P18"><text:span text:style-name="T4"><text:s text:c="10"/><text:tab/></text:span><text:span text:style-name="T27">&lt;</text:span><text:span text:style-name="T28">xsd:element</text:span><text:span text:style-name="T29"> </text:span><text:span text:style-name="T30">name</text:span><text:span text:style-name="T4">=</text:span><text:span text:style-name="T31">"result"</text:span><text:span text:style-name="T29"> </text:span><text:span text:style-name="T30">type</text:span><text:span text:style-name="T4">=</text:span><text:span text:style-name="T31">"tns:ResultType"</text:span><text:span text:style-name="T29"> </text:span><text:span text:style-name="T27">/&gt;</text:span></text:p>
            <text:p text:style-name="P18"><text:span text:style-name="T4"><text:s text:c="10"/></text:span><text:span text:style-name="T27">&lt;/</text:span><text:span text:style-name="T28">xsd:sequence</text:span><text:span text:style-name="T27">&gt;</text:span></text:p>
            <text:p text:style-name="P18"><text:span text:style-name="T4"><text:s text:c="8"/></text:span><text:span text:style-name="T27">&lt;/</text:span><text:span text:style-name="T28">xsd:complexType</text:span><text:span text:style-name="T27">&gt;</text:span></text:p>
            <text:p text:style-name="P18"><text:span text:style-name="T4"><text:s text:c="6"/></text:span><text:span text:style-name="T27">&lt;/</text:span><text:span text:style-name="T28">xsd:element</text:span><text:span text:style-name="T27">&gt;</text:span></text:p>
            <text:p text:style-name="P18"><text:span text:style-name="T4"><text:s text:c="4"/></text:span></text:p>
            <text:p text:style-name="P20"/>
            <text:p text:style-name="P18"><text:span text:style-name="T4"><text:s text:c="6"/></text:span><text:span text:style-name="T27">&lt;</text:span><text:span text:style-name="T28">xsd:complexType</text:span><text:span text:style-name="T29"> </text:span><text:span text:style-name="T30">name</text:span><text:span text:style-name="T4">=</text:span><text:span text:style-name="T31">"StateType"</text:span><text:span text:style-name="T27">&gt;</text:span></text:p>
            <text:p text:style-name="P18"><text:span text:style-name="T4"><text:s text:c="6"/><text:tab/></text:span><text:span text:style-name="T27">&lt;</text:span><text:span text:style-name="T28">xsd:sequence</text:span><text:span text:style-name="T27">&gt;</text:span></text:p>
            <text:p text:style-name="P18"><text:span text:style-name="T4"><text:s text:c="6"/><text:tab/><text:tab/></text:span><text:span text:style-name="T27">&lt;</text:span><text:span text:style-name="T28">xsd:element</text:span><text:span text:style-name="T29"> </text:span><text:span text:style-name="T30">name</text:span><text:span text:style-name="T4">=</text:span><text:span text:style-name="T31">"instance"</text:span><text:span text:style-name="T29"> </text:span><text:span text:style-name="T30">type</text:span><text:span text:style-name="T4">=</text:span><text:span text:style-name="T31">"xsd:string"</text:span><text:span text:style-name="T27">&gt;&lt;/</text:span><text:span text:style-name="T28">xsd:element</text:span><text:span text:style-name="T27">&gt;</text:span></text:p>
            <text:p text:style-name="P18"><text:span text:style-name="T4"><text:s text:c="6"/><text:tab/><text:tab/></text:span><text:span text:style-name="T27">&lt;</text:span><text:span text:style-name="T28">xsd:element</text:span><text:span text:style-name="T29"> </text:span><text:span text:style-name="T30">name</text:span><text:span text:style-name="T4">=</text:span><text:span text:style-name="T31">"hostname"</text:span><text:span text:style-name="T29"> </text:span><text:span text:style-name="T30">type</text:span><text:span text:style-name="T4">=</text:span><text:span text:style-name="T31">"xsd:string"</text:span><text:span text:style-name="T27">&gt;&lt;/</text:span><text:span text:style-name="T28">xsd:element</text:span><text:span text:style-name="T27">&gt;</text:span></text:p>
            <text:p text:style-name="P18"><text:span text:style-name="T4"><text:s text:c="6"/><text:tab/><text:tab/></text:span><text:span text:style-name="T27">&lt;</text:span><text:span text:style-name="T28">xsd:element</text:span><text:span text:style-name="T29"> </text:span><text:span text:style-name="T30">name</text:span><text:span text:style-name="T4">=</text:span><text:span text:style-name="T31">"timestamp"</text:span><text:span text:style-name="T29"> </text:span><text:span text:style-name="T30">type</text:span><text:span text:style-name="T4">=</text:span><text:span text:style-name="T31">"xsd:dateTime"</text:span><text:span text:style-name="T27">&gt;&lt;/</text:span><text:span text:style-name="T28">xsd:element</text:span><text:span text:style-name="T27">&gt;</text:span></text:p>
            <text:p text:style-name="P18"><text:span text:style-name="T4"><text:s text:c="6"/><text:tab/><text:tab/></text:span><text:span text:style-name="T27">&lt;</text:span><text:span text:style-name="T28">xsd:element</text:span><text:span text:style-name="T29"> </text:span><text:span text:style-name="T30">name</text:span><text:span text:style-name="T4">=</text:span><text:span text:style-name="T31">"event_count"</text:span><text:span text:style-name="T29"> </text:span><text:span text:style-name="T30">type</text:span><text:span text:style-name="T4">=</text:span><text:span text:style-name="T31">"xsd:string"</text:span><text:span text:style-name="T27">&gt;&lt;/</text:span><text:span text:style-name="T28">xsd:element</text:span><text:span text:style-name="T27">&gt;</text:span></text:p>
            <text:p text:style-name="P18"><text:span text:style-name="T4"><text:s text:c="6"/><text:tab/></text:span><text:span text:style-name="T27">&lt;/</text:span><text:span text:style-name="T28">xsd:sequence</text:span><text:span text:style-name="T27">&gt;</text:span></text:p>
            <text:p text:style-name="P18"><text:span text:style-name="T4"><text:s text:c="6"/></text:span><text:span text:style-name="T27">&lt;/</text:span><text:span text:style-name="T28">xsd:complexType</text:span><text:span text:style-name="T27">&gt;</text:span></text:p>
            <text:p text:style-name="P18"><text:span text:style-name="T4"><text:s text:c="4"/></text:span></text:p>
            <text:p text:style-name="P18"><text:span text:style-name="T4"><text:s text:c="6"/></text:span><text:span text:style-name="T27">&lt;</text:span><text:span text:style-name="T28">xsd:complexType</text:span><text:span text:style-name="T29"> </text:span><text:span text:style-name="T30">name</text:span><text:span text:style-name="T4">=</text:span><text:span text:style-name="T31">"ResultType"</text:span><text:span text:style-name="T27">&gt;</text:span></text:p>
            <text:p text:style-name="P18"><text:span text:style-name="T4"><text:s text:c="6"/><text:tab/></text:span><text:span text:style-name="T27">&lt;</text:span><text:span text:style-name="T28">xsd:sequence</text:span><text:span text:style-name="T27">&gt;</text:span></text:p>
            <text:p text:style-name="P18"><text:span text:style-name="T4"><text:s text:c="6"/><text:tab/><text:tab/></text:span><text:span text:style-name="T27">&lt;</text:span><text:span text:style-name="T28">xsd:element</text:span><text:span text:style-name="T29"> </text:span><text:span text:style-name="T30">name</text:span><text:span text:style-name="T4">=</text:span><text:span text:style-name="T31">"success"</text:span><text:span text:style-name="T29"> </text:span><text:span text:style-name="T30">type</text:span><text:span text:style-name="T4">=</text:span><text:span text:style-name="T31">"xsd:boolean"</text:span><text:span text:style-name="T29"> </text:span><text:span text:style-name="T30">maxOccurs</text:span><text:span text:style-name="T4">=</text:span><text:span text:style-name="T31">"1"</text:span><text:span text:style-name="T29"> </text:span><text:span text:style-name="T30">minOccurs</text:span><text:span text:style-name="T4">=</text:span><text:span text:style-name="T31">"1"</text:span><text:span text:style-name="T27">&gt;&lt;/</text:span><text:span text:style-name="T28">xsd:element</text:span><text:span text:style-name="T27">&gt;</text:span></text:p>
            <text:p text:style-name="P18"><text:span text:style-name="T4"><text:s text:c="6"/><text:tab/><text:tab/></text:span><text:span text:style-name="T27">&lt;</text:span><text:span text:style-name="T28">xsd:element</text:span><text:span text:style-name="T29"> </text:span><text:span text:style-name="T30">name</text:span><text:span text:style-name="T4">=</text:span><text:span text:style-name="T31">"description"</text:span><text:span text:style-name="T29"> </text:span><text:span text:style-name="T30">type</text:span><text:span text:style-name="T4">=</text:span><text:span text:style-name="T31">"xsd:string"</text:span><text:span text:style-name="T29"> </text:span><text:span text:style-name="T30">maxOccurs</text:span><text:span text:style-name="T4">=</text:span><text:span text:style-name="T31">"1"</text:span><text:span text:style-name="T29"> </text:span><text:span text:style-name="T30">minOccurs</text:span><text:span text:style-name="T4">=</text:span><text:span text:style-name="T31">"0"</text:span><text:span text:style-name="T27">&gt;&lt;/</text:span><text:span text:style-name="T28">xsd:element</text:span><text:span text:style-name="T27">&gt;</text:span></text:p>
            <text:p text:style-name="P18"><text:span text:style-name="T4"><text:s text:c="6"/><text:tab/></text:span><text:span text:style-name="T27">&lt;/</text:span><text:span text:style-name="T28">xsd:sequence</text:span><text:span text:style-name="T27">&gt;</text:span></text:p>
            <text:p text:style-name="P18"><text:span text:style-name="T4"><text:s text:c="6"/></text:span><text:span text:style-name="T27">&lt;/</text:span><text:span text:style-name="T28">xsd:complexType</text:span><text:span text:style-name="T27">&gt;</text:span></text:p>
            <text:p text:style-name="P18"><text:span text:style-name="T4"><text:s text:c="4"/></text:span></text:p>
            <text:p text:style-name="P18"><text:span text:style-name="T4"><text:s text:c="6"/></text:span><text:span text:style-name="T27">&lt;</text:span><text:span text:style-name="T28">xsd:complexType</text:span><text:span text:style-name="T29"> </text:span><text:span text:style-name="T30">name</text:span><text:span text:style-name="T4">=</text:span><text:span text:style-name="T31">"StateListType"</text:span><text:span text:style-name="T27">&gt;</text:span></text:p>
            <text:p text:style-name="P18"><text:span text:style-name="T4"><text:s text:c="6"/><text:tab/></text:span><text:span text:style-name="T27">&lt;</text:span><text:span text:style-name="T28">xsd:sequence</text:span><text:span text:style-name="T27">&gt;</text:span></text:p>
            <text:p text:style-name="P18"><text:span text:style-name="T4"><text:s text:c="6"/><text:tab/><text:tab/></text:span><text:span text:style-name="T27">&lt;</text:span><text:span text:style-name="T28">xsd:element</text:span><text:span text:style-name="T29"> </text:span><text:span text:style-name="T30">name</text:span><text:span text:style-name="T4">=</text:span><text:span text:style-name="T31">"state"</text:span><text:span text:style-name="T29"> </text:span><text:span text:style-name="T30">type</text:span><text:span text:style-name="T4">=</text:span><text:span text:style-name="T31">"tns:StateType"</text:span><text:span text:style-name="T29"> </text:span><text:span text:style-name="T30">maxOccurs</text:span><text:span text:style-name="T4">=</text:span><text:span text:style-name="T31">"unbounded"</text:span><text:span text:style-name="T29"> </text:span><text:span text:style-name="T30">minOccurs</text:span><text:span text:style-name="T4">=</text:span><text:span text:style-name="T31">"0"</text:span><text:span text:style-name="T27">&gt;&lt;/</text:span><text:span text:style-name="T28">xsd:element</text:span><text:span text:style-name="T27">&gt;</text:span></text:p>
            <text:p text:style-name="P18"><text:span text:style-name="T4"><text:s text:c="6"/><text:tab/></text:span><text:span text:style-name="T27">&lt;/</text:span><text:span text:style-name="T28">xsd:sequence</text:span><text:span text:style-name="T27">&gt;</text:span></text:p>
            <text:p text:style-name="P18"><text:span text:style-name="T4"><text:s text:c="6"/></text:span><text:span text:style-name="T27">&lt;/</text:span><text:span text:style-name="T28">xsd:complexType</text:span><text:span text:style-name="T27">&gt;</text:span></text:p>
            <text:p text:style-name="P18"><text:span text:style-name="T4"><text:s text:c="6"/></text:span><text:span text:style-name="T27">&lt;</text:span><text:span text:style-name="T28">xsd:element</text:span><text:span text:style-name="T29"> </text:span><text:span text:style-name="T30">name</text:span><text:span text:style-name="T4">=</text:span><text:span text:style-name="T31">"GetState"</text:span><text:span text:style-name="T27">&gt;</text:span></text:p>
            <text:p text:style-name="P18"><text:span text:style-name="T4"><text:s text:c="6"/><text:tab/></text:span><text:span text:style-name="T27">&lt;</text:span><text:span text:style-name="T28">xsd:complexType</text:span><text:span text:style-name="T27">&gt;</text:span></text:p>
            <text:p text:style-name="P18"><text:span text:style-name="T4"><text:s text:c="6"/><text:tab/><text:tab/></text:span><text:span text:style-name="T27">&lt;</text:span><text:span text:style-name="T28">xsd:sequence</text:span><text:span text:style-name="T27">&gt;</text:span></text:p>
            <text:p text:style-name="P18"><text:span text:style-name="T4"><text:s text:c="6"/><text:tab/><text:tab/></text:span><text:span text:style-name="T27">&lt;/</text:span><text:span text:style-name="T28">xsd:sequence</text:span><text:span text:style-name="T27">&gt;</text:span></text:p>
            <text:p text:style-name="P18"><text:soft-page-break/><text:span text:style-name="T4"><text:s text:c="6"/><text:tab/></text:span><text:span text:style-name="T27">&lt;/</text:span><text:span text:style-name="T28">xsd:complexType</text:span><text:span text:style-name="T27">&gt;</text:span></text:p>
            <text:p text:style-name="P18"><text:span text:style-name="T4"><text:s text:c="6"/></text:span><text:span text:style-name="T27">&lt;/</text:span><text:span text:style-name="T28">xsd:element</text:span><text:span text:style-name="T27">&gt;</text:span></text:p>
            <text:p text:style-name="P18"><text:span text:style-name="T4"><text:s text:c="6"/></text:span><text:span text:style-name="T27">&lt;</text:span><text:span text:style-name="T28">xsd:element</text:span><text:span text:style-name="T29"> </text:span><text:span text:style-name="T30">name</text:span><text:span text:style-name="T4">=</text:span><text:span text:style-name="T31">"GetStateResponse"</text:span><text:span text:style-name="T27">&gt;</text:span></text:p>
            <text:p text:style-name="P18"><text:span text:style-name="T4"><text:s text:c="6"/><text:tab/></text:span><text:span text:style-name="T27">&lt;</text:span><text:span text:style-name="T28">xsd:complexType</text:span><text:span text:style-name="T27">&gt;</text:span></text:p>
            <text:p text:style-name="P18"><text:span text:style-name="T4"><text:s text:c="6"/><text:tab/><text:tab/></text:span><text:span text:style-name="T27">&lt;</text:span><text:span text:style-name="T28">xsd:sequence</text:span><text:span text:style-name="T27">&gt;</text:span></text:p>
            <text:p text:style-name="P18"><text:span text:style-name="T4"><text:s text:c="10"/><text:tab/></text:span><text:span text:style-name="T27">&lt;</text:span><text:span text:style-name="T28">xsd:element</text:span><text:span text:style-name="T29"> </text:span><text:span text:style-name="T30">name</text:span><text:span text:style-name="T4">=</text:span><text:span text:style-name="T31">"result"</text:span><text:span text:style-name="T29"> </text:span><text:span text:style-name="T30">type</text:span><text:span text:style-name="T4">=</text:span><text:span text:style-name="T31">"tns:ResultType"</text:span><text:span text:style-name="T29"> </text:span><text:span text:style-name="T27">/&gt;</text:span></text:p>
            <text:p text:style-name="P18"><text:span text:style-name="T4"><text:s text:c="10"/><text:tab/></text:span><text:span text:style-name="T27">&lt;</text:span><text:span text:style-name="T28">xsd:element</text:span><text:span text:style-name="T29"> </text:span><text:span text:style-name="T30">name</text:span><text:span text:style-name="T4">=</text:span><text:span text:style-name="T31">"states"</text:span><text:span text:style-name="T29"> </text:span><text:span text:style-name="T30">type</text:span><text:span text:style-name="T4">=</text:span><text:span text:style-name="T31">"tns:StateListType"</text:span><text:span text:style-name="T27">&gt;&lt;/</text:span><text:span text:style-name="T28">xsd:element</text:span><text:span text:style-name="T27">&gt;</text:span></text:p>
            <text:p text:style-name="P18"><text:span text:style-name="T4"><text:s text:c="6"/><text:tab/><text:tab/></text:span><text:span text:style-name="T27">&lt;/</text:span><text:span text:style-name="T28">xsd:sequence</text:span><text:span text:style-name="T27">&gt;</text:span></text:p>
            <text:p text:style-name="P18"><text:span text:style-name="T4"><text:s text:c="6"/><text:tab/></text:span><text:span text:style-name="T27">&lt;/</text:span><text:span text:style-name="T28">xsd:complexType</text:span><text:span text:style-name="T27">&gt;</text:span></text:p>
            <text:p text:style-name="P18"><text:span text:style-name="T4"><text:s text:c="6"/></text:span><text:span text:style-name="T27">&lt;/</text:span><text:span text:style-name="T28">xsd:element</text:span><text:span text:style-name="T27">&gt;</text:span></text:p>
            <text:p text:style-name="P18"><text:span text:style-name="T4"><text:s text:c="4"/></text:span><text:span text:style-name="T27">&lt;/</text:span><text:span text:style-name="T28">xsd:schema</text:span><text:span text:style-name="T27">&gt;</text:span></text:p>
            <text:p text:style-name="P18"><text:span text:style-name="T4"><text:s text:c="2"/></text:span><text:span text:style-name="T27">&lt;/</text:span><text:span text:style-name="T28">wsdl:types</text:span><text:span text:style-name="T27">&gt;</text:span></text:p>
            <text:p text:style-name="P18"><text:span text:style-name="T4"><text:s text:c="2"/></text:span><text:span text:style-name="T27">&lt;</text:span><text:span text:style-name="T28">wsdl:message</text:span><text:span text:style-name="T29"> </text:span><text:span text:style-name="T30">name</text:span><text:span text:style-name="T4">=</text:span><text:span text:style-name="T31">"SetStateRequest"</text:span><text:span text:style-name="T27">&gt;</text:span></text:p>
            <text:p text:style-name="P18"><text:span text:style-name="T4"><text:s text:c="4"/></text:span><text:span text:style-name="T27">&lt;</text:span><text:span text:style-name="T28">wsdl:part</text:span><text:span text:style-name="T29"> </text:span><text:span text:style-name="T30">element</text:span><text:span text:style-name="T4">=</text:span><text:span text:style-name="T31">"tns:SetState"</text:span><text:span text:style-name="T29"> </text:span><text:span text:style-name="T30">name</text:span><text:span text:style-name="T4">=</text:span><text:span text:style-name="T31">"parameters"</text:span><text:span text:style-name="T27">/&gt;</text:span></text:p>
            <text:p text:style-name="P18"><text:span text:style-name="T4"><text:s text:c="2"/></text:span><text:span text:style-name="T27">&lt;/</text:span><text:span text:style-name="T28">wsdl:message</text:span><text:span text:style-name="T27">&gt;</text:span></text:p>
            <text:p text:style-name="P18"><text:span text:style-name="T4"><text:s text:c="2"/></text:span><text:span text:style-name="T27">&lt;</text:span><text:span text:style-name="T28">wsdl:message</text:span><text:span text:style-name="T29"> </text:span><text:span text:style-name="T30">name</text:span><text:span text:style-name="T4">=</text:span><text:span text:style-name="T31">"SetStateResponse"</text:span><text:span text:style-name="T27">&gt;</text:span></text:p>
            <text:p text:style-name="P18"><text:span text:style-name="T4"><text:s text:c="4"/></text:span><text:span text:style-name="T27">&lt;</text:span><text:span text:style-name="T28">wsdl:part</text:span><text:span text:style-name="T29"> </text:span><text:span text:style-name="T30">element</text:span><text:span text:style-name="T4">=</text:span><text:span text:style-name="T31">"tns:SetStateResponse"</text:span><text:span text:style-name="T29"> </text:span><text:span text:style-name="T30">name</text:span><text:span text:style-name="T4">=</text:span><text:span text:style-name="T31">"parameters"</text:span><text:span text:style-name="T27">/&gt;</text:span></text:p>
            <text:p text:style-name="P18"><text:span text:style-name="T4"><text:s text:c="2"/></text:span><text:span text:style-name="T27">&lt;/</text:span><text:span text:style-name="T28">wsdl:message</text:span><text:span text:style-name="T27">&gt;</text:span></text:p>
            <text:p text:style-name="P18"><text:span text:style-name="T4"><text:s text:c="2"/></text:span><text:span text:style-name="T27">&lt;</text:span><text:span text:style-name="T28">wsdl:message</text:span><text:span text:style-name="T29"> </text:span><text:span text:style-name="T30">name</text:span><text:span text:style-name="T4">=</text:span><text:span text:style-name="T31">"GetStateRequest"</text:span><text:span text:style-name="T27">&gt;</text:span></text:p>
            <text:p text:style-name="P18"><text:span text:style-name="T4"><text:s text:c="2"/><text:tab/></text:span><text:span text:style-name="T27">&lt;</text:span><text:span text:style-name="T28">wsdl:part</text:span><text:span text:style-name="T29"> </text:span><text:span text:style-name="T30">name</text:span><text:span text:style-name="T4">=</text:span><text:span text:style-name="T31">"parameters"</text:span><text:span text:style-name="T29"> </text:span><text:span text:style-name="T30">element</text:span><text:span text:style-name="T4">=</text:span><text:span text:style-name="T31">"tns:GetState"</text:span><text:span text:style-name="T27">&gt;&lt;/</text:span><text:span text:style-name="T28">wsdl:part</text:span><text:span text:style-name="T27">&gt;</text:span></text:p>
            <text:p text:style-name="P18"><text:span text:style-name="T4"><text:s text:c="2"/></text:span><text:span text:style-name="T27">&lt;/</text:span><text:span text:style-name="T28">wsdl:message</text:span><text:span text:style-name="T27">&gt;</text:span></text:p>
            <text:p text:style-name="P18"><text:span text:style-name="T4"><text:s text:c="2"/></text:span><text:span text:style-name="T27">&lt;</text:span><text:span text:style-name="T28">wsdl:message</text:span><text:span text:style-name="T29"> </text:span><text:span text:style-name="T30">name</text:span><text:span text:style-name="T4">=</text:span><text:span text:style-name="T31">"GetStateResponse"</text:span><text:span text:style-name="T27">&gt;</text:span></text:p>
            <text:p text:style-name="P18"><text:span text:style-name="T4"><text:s text:c="2"/><text:tab/></text:span><text:span text:style-name="T27">&lt;</text:span><text:span text:style-name="T28">wsdl:part</text:span><text:span text:style-name="T29"> </text:span><text:span text:style-name="T30">name</text:span><text:span text:style-name="T4">=</text:span><text:span text:style-name="T31">"parameters"</text:span><text:span text:style-name="T29"> </text:span><text:span text:style-name="T30">element</text:span><text:span text:style-name="T4">=</text:span><text:span text:style-name="T31">"tns:GetStateResponse"</text:span><text:span text:style-name="T27">&gt;&lt;/</text:span><text:span text:style-name="T28">wsdl:part</text:span><text:span text:style-name="T27">&gt;</text:span></text:p>
            <text:p text:style-name="P18"><text:span text:style-name="T4"><text:s text:c="2"/></text:span><text:span text:style-name="T27">&lt;/</text:span><text:span text:style-name="T28">wsdl:message</text:span><text:span text:style-name="T27">&gt;</text:span></text:p>
            <text:p text:style-name="P18"><text:span text:style-name="T4"><text:s text:c="2"/></text:span><text:span text:style-name="T27">&lt;</text:span><text:span text:style-name="T28">wsdl:portType</text:span><text:span text:style-name="T29"> </text:span><text:span text:style-name="T30">name</text:span><text:span text:style-name="T4">=</text:span><text:span text:style-name="T31">"log_collector"</text:span><text:span text:style-name="T27">&gt;</text:span></text:p>
            <text:p text:style-name="P18"><text:span text:style-name="T4"><text:s text:c="4"/></text:span><text:span text:style-name="T27">&lt;</text:span><text:span text:style-name="T28">wsdl:operation</text:span><text:span text:style-name="T29"> </text:span><text:span text:style-name="T30">name</text:span><text:span text:style-name="T4">=</text:span><text:span text:style-name="T31">"SetState"</text:span><text:span text:style-name="T27">&gt;</text:span></text:p>
            <text:p text:style-name="P18"><text:span text:style-name="T4"><text:s text:c="6"/></text:span><text:span text:style-name="T27">&lt;</text:span><text:span text:style-name="T28">wsdl:input</text:span><text:span text:style-name="T29"> </text:span><text:span text:style-name="T30">message</text:span><text:span text:style-name="T4">=</text:span><text:span text:style-name="T31">"tns:SetStateRequest"</text:span><text:span text:style-name="T27">/&gt;</text:span></text:p>
            <text:p text:style-name="P18"><text:span text:style-name="T4"><text:s text:c="6"/></text:span><text:span text:style-name="T27">&lt;</text:span><text:span text:style-name="T28">wsdl:output</text:span><text:span text:style-name="T29"> </text:span><text:span text:style-name="T30">message</text:span><text:span text:style-name="T4">=</text:span><text:span text:style-name="T31">"tns:SetStateResponse"</text:span><text:span text:style-name="T27">/&gt;</text:span></text:p>
            <text:p text:style-name="P18"><text:span text:style-name="T4"><text:s text:c="4"/></text:span><text:span text:style-name="T27">&lt;/</text:span><text:span text:style-name="T28">wsdl:operation</text:span><text:span text:style-name="T27">&gt;</text:span></text:p>
            <text:p text:style-name="P18"><text:span text:style-name="T4"><text:s text:c="4"/></text:span><text:span text:style-name="T27">&lt;</text:span><text:span text:style-name="T28">wsdl:operation</text:span><text:span text:style-name="T29"> </text:span><text:span text:style-name="T30">name</text:span><text:span text:style-name="T4">=</text:span><text:span text:style-name="T31">"GetState"</text:span><text:span text:style-name="T27">&gt;</text:span></text:p>
            <text:p text:style-name="P18"><text:span text:style-name="T4"><text:s text:c="4"/><text:tab/></text:span><text:span text:style-name="T27">&lt;</text:span><text:span text:style-name="T28">wsdl:input</text:span><text:span text:style-name="T29"> </text:span><text:span text:style-name="T30">message</text:span><text:span text:style-name="T4">=</text:span><text:span text:style-name="T31">"tns:GetStateRequest"</text:span><text:span text:style-name="T27">&gt;&lt;/</text:span><text:span text:style-name="T28">wsdl:input</text:span><text:span text:style-name="T27">&gt;</text:span></text:p>
            <text:p text:style-name="P18"><text:span text:style-name="T4"><text:s text:c="4"/><text:tab/></text:span><text:span text:style-name="T27">&lt;</text:span><text:span text:style-name="T28">wsdl:output</text:span><text:span text:style-name="T29"> </text:span><text:span text:style-name="T30">message</text:span><text:span text:style-name="T4">=</text:span><text:span text:style-name="T31">"tns:GetStateResponse"</text:span><text:span text:style-name="T27">&gt;&lt;/</text:span><text:span text:style-name="T28">wsdl:output</text:span><text:span text:style-name="T27">&gt;</text:span></text:p>
            <text:p text:style-name="P18"><text:span text:style-name="T4"><text:s text:c="4"/></text:span><text:span text:style-name="T27">&lt;/</text:span><text:span text:style-name="T28">wsdl:operation</text:span><text:span text:style-name="T27">&gt;</text:span></text:p>
            <text:p text:style-name="P18"><text:span text:style-name="T4"><text:s text:c="2"/></text:span><text:span text:style-name="T27">&lt;/</text:span><text:span text:style-name="T28">wsdl:portType</text:span><text:span text:style-name="T27">&gt;</text:span></text:p>
            <text:p text:style-name="P18"><text:span text:style-name="T4"><text:s text:c="2"/></text:span><text:span text:style-name="T27">&lt;</text:span><text:span text:style-name="T28">wsdl:binding</text:span><text:span text:style-name="T29"> </text:span><text:span text:style-name="T30">name</text:span><text:span text:style-name="T4">=</text:span><text:span text:style-name="T31">"log_collectorSOAP"</text:span><text:span text:style-name="T29"> </text:span><text:span text:style-name="T30">type</text:span><text:span text:style-name="T4">=</text:span><text:span text:style-name="T31">"tns:log_collector"</text:span><text:span text:style-name="T27">&gt;</text:span></text:p>
            <text:p text:style-name="P18"><text:span text:style-name="T4"><text:s text:c="2"/><text:tab/></text:span><text:span text:style-name="T27">&lt;</text:span><text:span text:style-name="T28">soap:binding</text:span><text:span text:style-name="T29"> </text:span><text:span text:style-name="T30">style</text:span><text:span text:style-name="T4">=</text:span><text:span text:style-name="T31">"document"</text:span></text:p>
            <text:p text:style-name="P18"><text:span text:style-name="T29"><text:s text:c="2"/><text:tab/><text:tab/></text:span><text:span text:style-name="T30">transport</text:span><text:span text:style-name="T4">=</text:span><text:span text:style-name="T31">"http://schemas.xmlsoap.org/soap/http"</text:span><text:span text:style-name="T29"> </text:span><text:span text:style-name="T27">/&gt;</text:span></text:p>
            <text:p text:style-name="P18"><text:span text:style-name="T4"><text:s text:c="2"/><text:tab/></text:span><text:span text:style-name="T27">&lt;</text:span><text:span text:style-name="T28">wsdl:operation</text:span><text:span text:style-name="T29"> </text:span><text:span text:style-name="T30">name</text:span><text:span text:style-name="T4">=</text:span><text:span text:style-name="T31">"SetState"</text:span><text:span text:style-name="T27">&gt;</text:span></text:p>
            <text:p text:style-name="P18"><text:soft-page-break/><text:span text:style-name="T4"><text:s text:c="2"/><text:tab/><text:tab/></text:span><text:span text:style-name="T27">&lt;</text:span><text:span text:style-name="T28">soap:operation</text:span></text:p>
            <text:p text:style-name="P18"><text:span text:style-name="T29"><text:s text:c="2"/><text:tab/><text:tab/><text:tab/></text:span><text:span text:style-name="T30">soapAction</text:span><text:span text:style-name="T4">=</text:span><text:span text:style-name="T31">"http://www.protis-demo.com/log_collector/SetState"</text:span><text:span text:style-name="T29"> </text:span><text:span text:style-name="T27">/&gt;</text:span></text:p>
            <text:p text:style-name="P18"><text:span text:style-name="T4"><text:s text:c="2"/><text:tab/><text:tab/></text:span><text:span text:style-name="T27">&lt;</text:span><text:span text:style-name="T28">wsdl:input</text:span><text:span text:style-name="T27">&gt;</text:span></text:p>
            <text:p text:style-name="P18"><text:span text:style-name="T4"><text:s text:c="2"/><text:tab/><text:tab/><text:tab/></text:span><text:span text:style-name="T27">&lt;</text:span><text:span text:style-name="T28">soap:body</text:span><text:span text:style-name="T29"> </text:span><text:span text:style-name="T30">use</text:span><text:span text:style-name="T4">=</text:span><text:span text:style-name="T31">"literal"</text:span><text:span text:style-name="T29"> </text:span><text:span text:style-name="T27">/&gt;</text:span></text:p>
            <text:p text:style-name="P18"><text:span text:style-name="T4"><text:s text:c="2"/><text:tab/><text:tab/></text:span><text:span text:style-name="T27">&lt;/</text:span><text:span text:style-name="T28">wsdl:input</text:span><text:span text:style-name="T27">&gt;</text:span></text:p>
            <text:p text:style-name="P18"><text:span text:style-name="T4"><text:s text:c="2"/><text:tab/><text:tab/></text:span><text:span text:style-name="T27">&lt;</text:span><text:span text:style-name="T28">wsdl:output</text:span><text:span text:style-name="T27">&gt;</text:span></text:p>
            <text:p text:style-name="P18"><text:span text:style-name="T4"><text:s text:c="2"/><text:tab/><text:tab/><text:tab/></text:span><text:span text:style-name="T27">&lt;</text:span><text:span text:style-name="T28">soap:body</text:span><text:span text:style-name="T29"> </text:span><text:span text:style-name="T30">use</text:span><text:span text:style-name="T4">=</text:span><text:span text:style-name="T31">"literal"</text:span><text:span text:style-name="T29"> </text:span><text:span text:style-name="T27">/&gt;</text:span></text:p>
            <text:p text:style-name="P18"><text:span text:style-name="T4"><text:s text:c="2"/><text:tab/><text:tab/></text:span><text:span text:style-name="T27">&lt;/</text:span><text:span text:style-name="T28">wsdl:output</text:span><text:span text:style-name="T27">&gt;</text:span></text:p>
            <text:p text:style-name="P18"><text:span text:style-name="T4"><text:s text:c="2"/><text:tab/></text:span><text:span text:style-name="T27">&lt;/</text:span><text:span text:style-name="T28">wsdl:operation</text:span><text:span text:style-name="T27">&gt;</text:span></text:p>
            <text:p text:style-name="P18"><text:span text:style-name="T4"><text:s text:c="2"/><text:tab/></text:span><text:span text:style-name="T27">&lt;</text:span><text:span text:style-name="T28">wsdl:operation</text:span><text:span text:style-name="T29"> </text:span><text:span text:style-name="T30">name</text:span><text:span text:style-name="T4">=</text:span><text:span text:style-name="T31">"GetState"</text:span><text:span text:style-name="T27">&gt;</text:span></text:p>
            <text:p text:style-name="P18"><text:span text:style-name="T4"><text:s text:c="2"/><text:tab/><text:tab/></text:span><text:span text:style-name="T27">&lt;</text:span><text:span text:style-name="T28">soap:operation</text:span></text:p>
            <text:p text:style-name="P18"><text:span text:style-name="T29"><text:s text:c="2"/><text:tab/><text:tab/><text:tab/></text:span><text:span text:style-name="T30">soapAction</text:span><text:span text:style-name="T4">=</text:span><text:span text:style-name="T31">"http://www.protis-demo.com/log_collector/GetState"</text:span><text:span text:style-name="T29"> </text:span><text:span text:style-name="T27">/&gt;</text:span></text:p>
            <text:p text:style-name="P18"><text:span text:style-name="T4"><text:s text:c="2"/><text:tab/><text:tab/></text:span><text:span text:style-name="T27">&lt;</text:span><text:span text:style-name="T28">wsdl:input</text:span><text:span text:style-name="T27">&gt;</text:span></text:p>
            <text:p text:style-name="P18"><text:span text:style-name="T4"><text:s text:c="2"/><text:tab/><text:tab/><text:tab/></text:span><text:span text:style-name="T27">&lt;</text:span><text:span text:style-name="T28">soap:body</text:span><text:span text:style-name="T29"> </text:span><text:span text:style-name="T30">use</text:span><text:span text:style-name="T4">=</text:span><text:span text:style-name="T31">"literal"</text:span><text:span text:style-name="T29"> </text:span><text:span text:style-name="T27">/&gt;</text:span></text:p>
            <text:p text:style-name="P18"><text:span text:style-name="T4"><text:s text:c="2"/><text:tab/><text:tab/></text:span><text:span text:style-name="T27">&lt;/</text:span><text:span text:style-name="T28">wsdl:input</text:span><text:span text:style-name="T27">&gt;</text:span></text:p>
            <text:p text:style-name="P18"><text:span text:style-name="T4"><text:s text:c="2"/><text:tab/><text:tab/></text:span><text:span text:style-name="T27">&lt;</text:span><text:span text:style-name="T28">wsdl:output</text:span><text:span text:style-name="T27">&gt;</text:span></text:p>
            <text:p text:style-name="P18"><text:span text:style-name="T4"><text:s text:c="2"/><text:tab/><text:tab/><text:tab/></text:span><text:span text:style-name="T27">&lt;</text:span><text:span text:style-name="T28">soap:body</text:span><text:span text:style-name="T29"> </text:span><text:span text:style-name="T30">use</text:span><text:span text:style-name="T4">=</text:span><text:span text:style-name="T31">"literal"</text:span><text:span text:style-name="T29"> </text:span><text:span text:style-name="T27">/&gt;</text:span></text:p>
            <text:p text:style-name="P18"><text:span text:style-name="T4"><text:s text:c="2"/><text:tab/><text:tab/></text:span><text:span text:style-name="T27">&lt;/</text:span><text:span text:style-name="T28">wsdl:output</text:span><text:span text:style-name="T27">&gt;</text:span></text:p>
            <text:p text:style-name="P18"><text:span text:style-name="T4"><text:s text:c="2"/><text:tab/></text:span><text:span text:style-name="T27">&lt;/</text:span><text:span text:style-name="T28">wsdl:operation</text:span><text:span text:style-name="T27">&gt;</text:span></text:p>
            <text:p text:style-name="P18"><text:span text:style-name="T4"><text:s text:c="2"/></text:span><text:span text:style-name="T27">&lt;/</text:span><text:span text:style-name="T28">wsdl:binding</text:span><text:span text:style-name="T27">&gt;</text:span></text:p>
            <text:p text:style-name="P18"><text:span text:style-name="T4"><text:s text:c="2"/></text:span><text:span text:style-name="T27">&lt;</text:span><text:span text:style-name="T28">wsdl:service</text:span><text:span text:style-name="T29"> </text:span><text:span text:style-name="T30">name</text:span><text:span text:style-name="T4">=</text:span><text:span text:style-name="T31">"log_collector"</text:span><text:span text:style-name="T27">&gt;</text:span></text:p>
            <text:p text:style-name="P18"><text:span text:style-name="T4"><text:s text:c="4"/></text:span><text:span text:style-name="T27">&lt;</text:span><text:span text:style-name="T28">wsdl:port</text:span><text:span text:style-name="T29"> </text:span><text:span text:style-name="T30">binding</text:span><text:span text:style-name="T4">=</text:span><text:span text:style-name="T31">"tns:log_collectorSOAP"</text:span><text:span text:style-name="T29"> </text:span><text:span text:style-name="T30">name</text:span><text:span text:style-name="T4">=</text:span><text:span text:style-name="T31">"log_collectorSOAP"</text:span><text:span text:style-name="T27">&gt;</text:span></text:p>
            <text:p text:style-name="P19"><text:span text:style-name="T4"><text:s text:c="6"/></text:span><text:span text:style-name="T27">&lt;</text:span><text:span text:style-name="T28">soap:address</text:span><text:span text:style-name="T29"> </text:span><text:span text:style-name="T30">location</text:span><text:span text:style-name="T4">=</text:span><text:span text:style-name="T31">"http://www.protis-demo.com/"</text:span><text:span text:style-name="T27">/&gt;</text:span></text:p>
            <text:p text:style-name="P18"><text:span text:style-name="T4"><text:s text:c="4"/></text:span><text:span text:style-name="T27">&lt;/</text:span><text:span text:style-name="T28">wsdl:port</text:span><text:span text:style-name="T27">&gt;</text:span></text:p>
            <text:p text:style-name="P18"><text:span text:style-name="T4"><text:s text:c="2"/></text:span><text:span text:style-name="T27">&lt;/</text:span><text:span text:style-name="T28">wsdl:service</text:span><text:span text:style-name="T27">&gt;</text:span></text:p>
            <text:p text:style-name="P18"><text:span text:style-name="T27">&lt;/</text:span><text:span text:style-name="T28">wsdl:definitions</text:span><text:span text:style-name="T27">&gt;</text:span></text:p>
            <text:p text:style-name="P21"><text:span text:style-name="T27"/></text:p>
          </table:table-cell>
        </table:table-row>
      </table:table>
      <text:p text:style-name="P6"/>
      <text:h text:style-name="Heading_20_3" text:outline-level="3">Step 2.2. <text:span text:style-name="T5">Generating Web Service Classes</text:span></text:h>
      <text:p text:style-name="P10">SPTK uses generated code to provide implementtation for methods, defined in WSDL file. The generation is done using <text:span text:style-name="T6">wsdl2cxx</text:span> utillty, included with SPTK. <text:span text:style-name="T11">This utility has a very few parameters the customize code generation. If you run this utility without parameters, it will display a short hel message:</text:span></text:p>
      <table:table table:name="Table5" table:style-name="Table5">
        <table:table-column table:style-name="Table5.A"/>
        <table:table-row>
          <table:table-cell table:style-name="Table5.A1" office:value-type="string">
            <text:p text:style-name="Code"><text:span text:style-name="T13">log_collector&gt;</text:span> <text:span text:style-name="T6">wsdl2cxx</text:span> </text:p>
            <text:p text:style-name="Code">WSDL to C++ prototype parser. (C) 2012-2019 Alexey Parshin</text:p>
            <text:p text:style-name="Code"/>
            <text:p text:style-name="Code">Generates Web Service C++ class that is used as a base class for actual Web Service implementation.</text:p>
            <text:p text:style-name="Code"><text:soft-page-break/>Usage:</text:p>
            <text:p text:style-name="Code"/>
            <text:p text:style-name="Code"><text:s text:c="2"/><text:span text:style-name="T6">wsdl2cxx &lt;WSDL file&gt; [output directory] [header file]</text:span></text:p>
          </table:table-cell>
        </table:table-row>
      </table:table>
      <text:p text:style-name="P10"/>
      <text:p text:style-name="P11">So, we need to give the utility the WSDL file, that we already have, log_collector.wsdl. We also need defining the name of the directory where the Web Service code has to be generated. The last parameter is optional and names the file where optional file header is stored.</text:p>
      <text:p text:style-name="P11">So, in our case, considering that WSDL file is in the project’s directory, <text:span text:style-name="T12">and assuming that generated files directory name is Service (or choose any name your like), the command will look like this:</text:span></text:p>
      <table:table table:name="Table6" table:style-name="Table6">
        <table:table-column table:style-name="Table6.A"/>
        <table:table-row>
          <table:table-cell table:style-name="Table6.A1" office:value-type="string">
            <text:p text:style-name="Code"><text:span text:style-name="T12">log_collector&gt; <text:s/></text:span><text:span text:style-name="T6">wsdl2cxx <text:s/>log_collector.wsdl <text:s/>Service</text:span></text:p>
          </table:table-cell>
        </table:table-row>
      </table:table>
      <text:p text:style-name="P11"/>
      <text:p text:style-name="P12">This assumes that wsdl2cxx utility is in the PATH, of course. If you don’t get any errors, then you can inspect the content of Service directory. Besides C++ files, you will find CMakeList.txt that lists all the generated files as CMake variable. We will use it in our application’s project later.</text:p>
      <text:p text:style-name="P14">Here is the list of generated files in Service directory:</text:p>
      <table:table table:name="Table7" table:style-name="Table7">
        <table:table-column table:style-name="Table7.A"/>
        <table:table-row table:style-name="Table7.1">
          <table:table-cell table:style-name="Table7.A1" office:value-type="string">
            <text:p text:style-name="P16">CLogCollectorServiceBase.cpp</text:p>
            <text:p text:style-name="P16">CLogCollectorServiceBase.h</text:p>
            <text:p text:style-name="Code"><text:span text:style-name="T6">CMakeLists.txt</text:span></text:p>
            <text:p text:style-name="Code">CResultType.cpp</text:p>
            <text:p text:style-name="Code">CResultType.h</text:p>
            <text:p text:style-name="Code">CSetState.cpp</text:p>
            <text:p text:style-name="Code">CSetState.h</text:p>
            <text:p text:style-name="Code">CSetStateResponse.cpp</text:p>
            <text:p text:style-name="Code">CSetStateResponse.h</text:p>
            <text:p text:style-name="Code">CStateListType.cpp</text:p>
            <text:p text:style-name="Code">CStateListType.h</text:p>
            <text:p text:style-name="Code">CStateType.cpp</text:p>
            <text:p text:style-name="Code">CStateType.h</text:p>
          </table:table-cell>
        </table:table-row>
      </table:table>
      <text:p text:style-name="P3">The first two files are implementing the Web Service skeleton. </text:p>
      <text:p text:style-name="P3">The CMakeLists.txt file is generated for the convenience of including generated files into your project.</text:p>
      <text:p text:style-name="P3">The rest of the files are implementing Web Service complex types.</text:p>
      <text:h text:style-name="Heading_20_3" text:outline-level="3">Step 2.3. Including Generated Files Into Project</text:h>
      <text:p text:style-name="P13">Now we need including the generated files into CMake project. We will use CMake variable <text:span text:style-name="T6">LogCollectorWebServiceFiles</text:span> that includes all the generated files. The modified main CMakeLists.txt (in the project directory) now should look like this:</text:p>
      <table:table table:name="Table8" table:style-name="Table8">
        <table:table-column table:style-name="Table8.A"/>
        <table:table-row table:style-name="Table8.1">
          <table:table-cell table:style-name="Table8.A1" office:value-type="string">
            <text:p text:style-name="P46"><text:span text:style-name="T6">add_subdirectory(Service)</text:span><text:line-break/></text:p>
            <text:p text:style-name="P46"><text:span text:style-name="T6">add_executable (log_collector log_collector.cpp)</text:span></text:p>
            <text:p text:style-name="P40"><text:span text:style-name="T20">target_link_library(log_collector LogCollectorWebService pthread)</text:span></text:p>
            <text:p text:style-name="P46"><text:line-break/>install (TARGETS log_collector RUNTIME DESTINATION bin LIBRARY DESTINATION lib)<text:line-break/>install (FILES log_collector.wsdl DESTINATION share/edulog/webapp)</text:p>
          </table:table-cell>
        </table:table-row>
      </table:table>
      <text:h text:style-name="Heading_20_3" text:outline-level="3"><text:soft-page-break/>Notes</text:h>
      <text:p text:style-name="P27">During the life of the real project, the WSDL file may be edited. In order to reflect any changes to generated files, it requires running wsdl2cxx utility again. There is a way to automate that process, however it only works on Linux. If you find a way to make this work on Windows, please let me know:</text:p>
      <table:table table:name="Table9" table:style-name="Table9">
        <table:table-column table:style-name="Table9.A"/>
        <table:table-row>
          <table:table-cell table:style-name="Table9.A1" office:value-type="string">
            <text:p text:style-name="P43">add_subdirectory(Service)<text:line-break/></text:p>
            <text:p text:style-name="P40">if (NOT WIN32)<text:line-break/> <text:s text:c="2"/>add_custom_command(<text:line-break/> <text:s text:c="5"/>OUTPUT <text:s/>Service/CLogCollectorServiceBase.cpp</text:p>
            <text:p text:style-name="P40"><text:s text:c="14"/>Service/CLogCollectorServiceBase.h<text:line-break/> <text:s text:c="5"/>DEPENDS log_collector.wsdl<text:line-break/> <text:s text:c="5"/>COMMAND wsdl2cxx log_collector.wsdl Service<text:line-break/> <text:s text:c="2"/>)<text:line-break/>endif ()</text:p>
            <text:p text:style-name="P43"><text:line-break/>add_executable (log_collector log_collector.cpp)</text:p>
            <text:p text:style-name="P44"><text:span text:style-name="T20">target_link_library(log_collector LogCollectorWebService pthread)</text:span></text:p>
            <text:p text:style-name="P43"><text:line-break/>install (TARGETS log_collector RUNTIME DESTINATION bin LIBRARY DESTINATION lib)<text:line-break/>install (FILES log_collector.wsdl DESTINATION share/edulog/webapp)</text:p>
          </table:table-cell>
        </table:table-row>
      </table:table>
      <text:p text:style-name="P27"/>
      <text:h text:style-name="Heading_20_2" text:outline-level="2">Step 3. Implementing Web Service</text:h>
      <text:p text:style-name="P28">In this stage, we will implement Web Service basic functionality, so it will be ready to actually do something. </text:p>
      <text:p text:style-name="P27">The generated code for the service skeleton doesn’t implement Web Service methods. It only defines them as abstract C++ methods, so they need to be implemented in derived class. Lets make that derived class.</text:p>
      <text:h text:style-name="Heading_20_3" text:outline-level="3">Step 3.1. Service C++ <text:span text:style-name="T18">Declara</text:span>tion.</text:h>
      <text:p text:style-name="P27">First, we need to copy <text:span text:style-name="T6">Service/CLogCollectorServiceBase.h</text:span> file into project directory <text:span text:style-name="T17">and</text:span> <text:span text:style-name="T17">rename</text:span> <text:span text:style-name="T17">it</text:span>:</text:p>
      <table:table table:name="Table10" table:style-name="Table10">
        <table:table-column table:style-name="Table10.A"/>
        <table:table-row>
          <table:table-cell table:style-name="Table10.A1" office:value-type="string">
            <text:p text:style-name="Code"><text:span text:style-name="T12">log_collector&gt; </text:span><text:span text:style-name="T7">cp Service/C</text:span><text:span text:style-name="T8">L</text:span><text:span text:style-name="T7">ogCollectorServiceBase.h LogCollectorService.</text:span><text:span text:style-name="T8">h</text:span></text:p>
          </table:table-cell>
        </table:table-row>
      </table:table>
      <text:p text:style-name="P27"/>
      <text:p text:style-name="P29">Next, the file needs to be edited to provide only necessary constructors and methods overriding:</text:p>
      <table:table table:name="Table11" table:style-name="Table11">
        <table:table-column table:style-name="Table11.A"/>
        <table:table-row>
          <table:table-cell table:style-name="Table11.A1" office:value-type="string">
            <text:p text:style-name="P45">// Web Service log_collector definition<text:line-break/><text:line-break/>#ifndef __LOG_COLLECTOR_SERVICE__<text:line-break/>#define __LOG_COLLECTOR_SERVICE__<text:line-break/><text:line-break/>#include "Service/CLogCollectorServiceBase.h"<text:line-break/><text:line-break/>/**<text:line-break/> * @brief Web Service implementation.<text:line-break/> */<text:line-break/>class LogCollectorService : <text:span text:style-name="T26">public</text:span> CLogCollectorServiceBase<text:line-break/>{<text:line-break/><text:soft-page-break/>public:<text:line-break/> <text:s text:c="3"/>/// Constructor<text:line-break/> <text:s text:c="3"/>LogCollectorService(sptk::LogEngine* logEngine=nullptr)<text:line-break/> <text:s text:c="3"/>: CLogCollectorServiceBase(logEngine)<text:line-break/> <text:s text:c="3"/>{}<text:line-break/><text:line-break/> <text:s text:c="3"/>/// Destructor<text:line-break/> <text:s text:c="3"/>~LogCollectorService() override = default;<text:line-break/><text:line-break/> <text:s text:c="3"/>// Methods below correspond to WSDL-defined operations. <text:line-break/> <text:s text:c="3"/>// Application must overwrite these methods with processing of corresponding<text:line-break/> <text:s text:c="3"/>// requests, reading data from input and writing data to output structures.<text:line-break/><text:line-break/> <text:s text:c="3"/>/// Web Service GetState operation<text:line-break/> <text:s text:c="3"/>/// @param input <text:s text:c="11"/>Operation input data<text:line-break/> <text:s text:c="3"/>/// @param output <text:s text:c="10"/>Operation response data<text:line-break/> <text:s text:c="3"/>void GetState(const CGetState&amp; input, CGetStateResponse&amp; output,</text:p>
            <text:p text:style-name="P45"><text:s text:c="18"/>sptk::HttpAuthentication* authentication) <text:span text:style-name="T18">override</text:span>;<text:line-break/><text:line-break/> <text:s text:c="3"/>/// Web Service SetState operation<text:line-break/> <text:s text:c="3"/>/// @param input <text:s text:c="11"/>Operation input data<text:line-break/> <text:s text:c="3"/>/// @param output <text:s text:c="10"/>Operation response data<text:line-break/> <text:s text:c="3"/>void SetState(const CSetState&amp; input, CSetStateResponse&amp; output,</text:p>
            <text:p text:style-name="P45"><text:s text:c="18"/>sptk::HttpAuthentication* authentication) <text:span text:style-name="T18">override</text:span>;<text:line-break/>};<text:line-break/><text:line-break/>#endif</text:p>
          </table:table-cell>
        </table:table-row>
      </table:table>
      <text:p text:style-name="P29"/>
      <text:p text:style-name="P30">As you can see, the file is quite small. The two Web Service methods, GetState and SetState, are simply converted from being abstract virtual methods onto override methods. <text:span text:style-name="T19">I’ve also removed comments that call these methods abstract, because we just made them concrete.</text:span></text:p>
      <text:h text:style-name="Heading_20_3" text:outline-level="3">Step 3.2. Service C++ Implementation.</text:h>
      <text:p text:style-name="P31">Now that we have service declaration, we can add its implementation. <text:span text:style-name="T20">I’m not going to provide complete actual service implementation. I will just demonstrate how you can use overridden methods’ parameters.</text:span></text:p>
      <text:h text:style-name="Heading_20_4" text:outline-level="4">Step 3.2.1. Adding <text:span text:style-name="T24">A</text:span>uthentication</text:h>
      <text:p text:style-name="P32"><text:span text:style-name="T20">So, lets start from adding support for simplest authentication possible, <text:s/>using user name and password. First, lets pass user name and password to service, and store them inside the class. The required modifications in </text:span><text:span text:style-name="T7">LogCollectorService.</text:span><text:span text:style-name="T8">h </text:span><text:span text:style-name="T20">are:</text:span></text:p>
      <table:table table:name="Table12" table:style-name="Table12">
        <table:table-column table:style-name="Table12.A"/>
        <table:table-row>
          <table:table-cell table:style-name="Table12.A1" office:value-type="string">
            <text:p text:style-name="Code">class LogCollectorService : <text:span text:style-name="T26">public </text:span>CLogCollectorServiceBase<text:line-break/>{</text:p>
            <text:p text:style-name="P42"><text:s text:c="4"/>mutable sptk::SharedMutex <text:s text:c="2"/>m_mutex;</text:p>
            <text:p text:style-name="P42"><text:bookmark-start text:name="__DdeLink__653_2764120856"/><text:s text:c="4"/>const sptk::String <text:s text:c="9"/><text:span text:style-name="T21">m_</text:span>username;</text:p>
            <text:p text:style-name="P16"><text:s text:c="4"/>const sptk::String <text:s text:c="9"/><text:span text:style-name="T21">m_</text:span>password;</text:p>
            <text:p text:style-name="Code"><text:bookmark-end text:name="__DdeLink__653_2764120856"/><text:span text:style-name="T9"><text:s text:c="33"/></text:span><text:line-break/>public:<text:line-break/> <text:s text:c="3"/>/// Constructor<text:line-break/> <text:s text:c="3"/>LogCollectorService(<text:bookmark-start text:name="__DdeLink__655_2764120856"/><text:span text:style-name="T9">const sptk::String&amp; username,</text:span></text:p>
            <text:p text:style-name="P16"><text:s text:c="24"/>const sptk::String&amp; password,<text:bookmark-end text:name="__DdeLink__655_2764120856"/></text:p>
            <text:p text:style-name="P47"><text:soft-page-break/><text:span text:style-name="T9"><text:s text:c="24"/></text:span>sptk::LogEngine* logEngine=nullptr)<text:line-break/> <text:s text:c="3"/>: C<text:span text:style-name="T21">L</text:span>ogCollectorServiceBase(logEngine),</text:p>
            <text:p text:style-name="P41"><text:s text:c="6"/><text:bookmark-start text:name="__DdeLink__657_2764120856"/><text:span text:style-name="T21">m_username(username),</text:span></text:p>
            <text:p text:style-name="P47"><text:span text:style-name="T6"><text:s text:c="6"/></text:span><text:span text:style-name="T9">m_password(password)</text:span><text:bookmark-end text:name="__DdeLink__657_2764120856"/><text:span text:style-name="T6"><text:line-break/></text:span> <text:s text:c="3"/>{}<text:line-break/><text:line-break/> <text:s text:c="3"/>/// Destructor<text:line-break/> <text:s text:c="3"/>~LogCollectorService() override = default;</text:p>
            <text:p text:style-name="P47"/>
            <text:p text:style-name="P41"><text:s text:c="4"/>/// <text:span text:style-name="T23">Authentication</text:span></text:p>
            <text:p text:style-name="P41"><text:s text:c="4"/>/// <text:span text:style-name="T23">@param authentication <text:s text:c="2"/>Authentication data</text:span></text:p>
            <text:p text:style-name="P41"><text:s text:c="4"/><text:span text:style-name="T22">void</text:span><text:bookmark-start text:name="__DdeLink__651_2764120856"/><text:span text:style-name="T22"> authenticate(const sptk::HttpAuthentication* authentication) const;</text:span><text:bookmark-end text:name="__DdeLink__651_2764120856"/></text:p>
          </table:table-cell>
        </table:table-row>
      </table:table>
      <text:p text:style-name="P32"/>
      <text:h text:style-name="Heading_20_3" text:outline-level="3">Note</text:h>
      <text:p text:style-name="P33">The generated code <text:span text:style-name="T22">supports</text:span> <text:span text:style-name="T22">BASIC and </text:span>JWT-based implementation. <text:span text:style-name="T22">If </text:span><text:span text:style-name="T10">authentication</text:span><text:span text:style-name="T16"> argument of Web Service method is not null, then you may check the authentication data, returned by authentication→getData():</text:span></text:p>
      <table:table table:name="Table13" table:style-name="Table13">
        <table:table-column table:style-name="Table13.A"/>
        <table:table-column table:style-name="Table13.B"/>
        <table:table-row>
          <table:table-cell table:style-name="Table13.A1" office:value-type="string">
            <text:p text:style-name="P37">Authentication method</text:p>
          </table:table-cell>
          <table:table-cell table:style-name="Table13.B1" office:value-type="string">
            <text:p text:style-name="P37">Authentication data contains</text:p>
          </table:table-cell>
        </table:table-row>
        <table:table-row>
          <table:table-cell table:style-name="Table13.A3" office:value-type="string">
            <text:p text:style-name="P37">Basic</text:p>
          </table:table-cell>
          <table:table-cell table:style-name="Table13.B3" office:value-type="string">
            <text:p text:style-name="P37">username, password</text:p>
          </table:table-cell>
        </table:table-row>
        <table:table-row>
          <table:table-cell table:style-name="Table13.A3" office:value-type="string">
            <text:p text:style-name="P37">Bearer</text:p>
          </table:table-cell>
          <table:table-cell table:style-name="Table13.B3" office:value-type="string">
            <text:p text:style-name="P38">JWT data</text:p>
          </table:table-cell>
        </table:table-row>
      </table:table>
      <text:p text:style-name="P33"><text:span text:style-name="T16"/></text:p>
      <text:h text:style-name="Heading_20_4" text:outline-level="4"><text:span text:style-name="T16">S</text:span><text:span text:style-name="T15">tep 3.2.2. Adding Service Implementation</text:span></text:h>
      <text:p text:style-name="P34"><text:span text:style-name="T15">The implementation (below) is a demonstration on how you can work with input and output data of service methods. It also shows the use of authentication data, that correspond to “Authentication” HTTP header.</text:span></text:p>
      <text:p text:style-name="P34"><text:span text:style-name="T15">First, the authentication. This simple method gets the incoming request “Authentication” header, and uses its data. In our case we just compare username and password with defined in service constructor.</text:span></text:p>
      <text:p text:style-name="P34"><text:span text:style-name="T15">Next, input and output arguments. For const input argument, you can simply read its elements as from class that it is. You can find what you can read from the class declaration. Similarly, you can populate the output data, according to corresponding class declaration.</text:span></text:p>
      <table:table table:name="Table14" table:style-name="Table14">
        <table:table-column table:style-name="Table14.A"/>
        <table:table-row>
          <table:table-cell table:style-name="Table14.A1" office:value-type="string">
            <text:p text:style-name="P48">#include "LogCollectorService.h"</text:p>
            <text:p text:style-name="P48"/>
            <text:p text:style-name="P48">using namespace std;</text:p>
            <text:p text:style-name="P48">using namespace sptk;</text:p>
            <text:p text:style-name="P48"/>
            <text:p text:style-name="P48">void LogCollectorService::authenticate(sptk::HttpAuthentication* authentication) const</text:p>
            <text:p text:style-name="P48">{</text:p>
            <text:p text:style-name="P48"><text:s text:c="4"/>if (authentication == nullptr)</text:p>
            <text:p text:style-name="P48"><text:s text:c="8"/>throw Exception("Authentication header is missing");</text:p>
            <text:p text:style-name="P48"><text:s text:c="4"/>else {</text:p>
            <text:p text:style-name="P48"><text:s text:c="8"/>if (authentication-&gt;type() != HttpAuthentication::BASIC)</text:p>
            <text:p text:style-name="P48"><text:s text:c="12"/>throw Exception("Only Basic HTTP authentication is supported");</text:p>
            <text:p text:style-name="P48"><text:s text:c="8"/>const json::Element&amp; authenticationData = authentication-&gt;getData();</text:p>
            <text:p text:style-name="P48"><text:soft-page-break/><text:s text:c="8"/>String username = authenticationData.getString("username");</text:p>
            <text:p text:style-name="P48"><text:s text:c="8"/>String password = authenticationData.getString("password");</text:p>
            <text:p text:style-name="P48"/>
            <text:p text:style-name="P48"><text:s text:c="8"/>SharedLock(m_mutex);</text:p>
            <text:p text:style-name="P48"><text:s text:c="8"/>if (username != m_username || password != m_password)</text:p>
            <text:p text:style-name="P48"><text:s text:c="12"/>throw Exception("Invalid username or password");</text:p>
            <text:p text:style-name="P48"><text:s text:c="4"/>}</text:p>
            <text:p text:style-name="P48">}</text:p>
            <text:p text:style-name="P48"/>
            <text:p text:style-name="P48">void LogCollectorService::GetState(const CGetState&amp; input, CGetStateResponse&amp; output, sptk::HttpAuthentication* authentication)</text:p>
            <text:p text:style-name="P48">{</text:p>
            <text:p text:style-name="P48"><text:s text:c="4"/>try {</text:p>
            <text:p text:style-name="P48"><text:s text:c="8"/>authenticate(authentication);</text:p>
            <text:p text:style-name="P48"/>
            <text:p text:style-name="P48"><text:s text:c="8"/>// <text:span text:style-name="T32">Populate output list of states</text:span></text:p>
            <text:p text:style-name="P48"><text:s text:c="8"/>for (int i = 0; i &lt; 2; i++) {</text:p>
            <text:p text:style-name="P48"><text:s text:c="12"/>// Create a state</text:p>
            <text:p text:style-name="P48"><text:s text:c="12"/>auto state = new CStateType;</text:p>
            <text:p text:style-name="P48"/>
            <text:p text:style-name="P48"><text:s text:c="12"/>// Populate the state data</text:p>
            <text:p text:style-name="P48"><text:s text:c="12"/>state-&gt;m_instance = "test";</text:p>
            <text:p text:style-name="P48"><text:s text:c="12"/>state-&gt;m_timestamp = DateTime("now");</text:p>
            <text:p text:style-name="P48"><text:s text:c="12"/>state-&gt;m_hostname = "localhost";</text:p>
            <text:p text:style-name="P48"><text:s text:c="12"/>state-&gt;m_event_count = 123;</text:p>
            <text:p text:style-name="P48"/>
            <text:p text:style-name="P48"><text:s text:c="12"/>// Add it to output state list</text:p>
            <text:p text:style-name="P48"><text:s text:c="12"/>output.m_states.m_state.push_back(state);</text:p>
            <text:p text:style-name="P48"><text:s text:c="8"/>}</text:p>
            <text:p text:style-name="P48"/>
            <text:p text:style-name="P48"><text:s text:c="8"/>// Result is success</text:p>
            <text:p text:style-name="P48"><text:s text:c="8"/>output.m_result.m_success = true;</text:p>
            <text:p text:style-name="P48"><text:s text:c="8"/>output.m_result.m_description = "Ok";</text:p>
            <text:p text:style-name="P48"><text:s text:c="4"/>}</text:p>
            <text:p text:style-name="P48"><text:s text:c="4"/>catch (const Exception&amp; e) {</text:p>
            <text:p text:style-name="P48"><text:s text:c="8"/>// Result is failure</text:p>
            <text:p text:style-name="P48"><text:s text:c="8"/>output.m_result.m_success = false;</text:p>
            <text:p text:style-name="P48"><text:s text:c="8"/>output.m_result.m_description = e.what();</text:p>
            <text:p text:style-name="P48"><text:s text:c="4"/>}</text:p>
            <text:p text:style-name="P48">}</text:p>
            <text:p text:style-name="P48"/>
            <text:p text:style-name="P48">void LogCollectorService::SetState(const CSetState&amp; input, CSetStateResponse&amp; output, sptk::HttpAuthentication* authentication)</text:p>
            <text:p text:style-name="P48">{</text:p>
            <text:p text:style-name="P48"><text:s text:c="4"/>try {</text:p>
            <text:p text:style-name="P48"><text:s text:c="8"/>authenticate(authentication);</text:p>
            <text:p text:style-name="P48"/>
            <text:p text:style-name="P48"><text:s text:c="8"/>// <text:span text:style-name="T32">Simply print out some input structure elements</text:span></text:p>
            <text:p text:style-name="P50"><text:s text:c="8"/>cout &lt;&lt; input.m_state.m_instance.asString() &lt;&lt; ": " </text:p>
            <text:p text:style-name="P50"><text:s text:c="13"/>&lt;&lt; input.m_state.m_timestamp.asString() &lt;&lt; endl;</text:p>
            <text:p text:style-name="P48"/>
            <text:p text:style-name="P48"><text:s text:c="8"/>// Result is success</text:p>
            <text:p text:style-name="P48"><text:s text:c="8"/>output.m_result.m_success = true;</text:p>
            <text:p text:style-name="P48"><text:s text:c="8"/>output.m_result.m_description = "Ok";</text:p>
            <text:p text:style-name="P48"><text:s text:c="4"/>}</text:p>
            <text:p text:style-name="P48"><text:s text:c="4"/>catch (const Exception&amp; e) {</text:p>
            <text:p text:style-name="P48"><text:s text:c="8"/>// Result is failure</text:p>
            <text:p text:style-name="P48"><text:s text:c="8"/>output.m_result.m_success = false;</text:p>
            <text:p text:style-name="P48"><text:s text:c="8"/>output.m_result.m_description = e.what();</text:p>
            <text:p text:style-name="P48"><text:soft-page-break/><text:s text:c="4"/>}</text:p>
            <text:p text:style-name="P48">}</text:p>
          </table:table-cell>
        </table:table-row>
      </table:table>
      <text:p text:style-name="Text_20_body"><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adornments="Regular"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fo:text-align="start"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 style:family="paragraph" style:parent-style-name="Standard" style:master-page-name="">
      <loext:graphic-properties draw:fill="solid" draw:fill-color="#ffffff"/>
      <style:paragraph-properties fo:margin-top="0cm" fo:margin-bottom="0cm" loext:contextual-spacing="false" style:page-number="auto" fo:background-color="#ffffff" fo:padding="0cm" fo:border="none"/>
      <style:text-properties style:font-name="Liberation Mono" fo:font-family="'Liberation Mono'" style:font-style-name="Regular" style:font-family-generic="modern" style:font-pitch="fixed"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0:46:40.845496607</meta:creation-date>
    <dc:date>2019-02-09T14:52:29.429207568</dc:date>
    <meta:editing-duration>P1DT2H6M19S</meta:editing-duration>
    <meta:editing-cycles>7</meta:editing-cycles>
    <meta:generator>LibreOffice/6.1.5.1$Linux_X86_64 LibreOffice_project/10$Build-1</meta:generator>
    <meta:document-statistic meta:table-count="14" meta:image-count="0" meta:object-count="0" meta:page-count="11" meta:paragraph-count="285" meta:word-count="1765" meta:character-count="16693" meta:non-whitespace-character-count="13865"/>
  </office:meta>
</office:document-meta>
</file>